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B0000018795E30EA3C786A39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 style:parent-style-name="objectwithoutfill">
      <style:graphic-properties svg:stroke-color="#ff4000" draw:marker-end="Triangle_20_unfilled" draw:marker-end-width="0.3cm" draw:fill="solid" draw:textarea-vertical-align="middle"/>
    </style:style>
    <style:style style:name="gr4" style:family="graphic" style:parent-style-name="objectwithoutfill">
      <style:graphic-properties svg:stroke-color="#ff4000" draw:fill="solid" draw:textarea-vertical-align="middle"/>
    </style:style>
    <style:style style:name="gr5" style:family="graphic" style:parent-style-name="standard" style:list-style-name="L1">
      <style:graphic-properties draw:stroke="none" draw:fill="none" fo:min-height="2.077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14cm" fo:margin-bottom="0cm" fo:line-height="100%" fo:text-indent="0cm"/>
      <style:text-properties fo:font-size="12pt" style:font-size-asian="12pt" style:font-size-complex="12pt"/>
    </style:style>
    <style:style style:name="P3" style:family="paragraph">
      <style:paragraph-properties fo:margin-top="0.14cm" fo:margin-bottom="0cm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margin-top="0.12cm" fo:margin-bottom="0cm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.14cm" fo:margin-bottom="0cm" fo:line-height="100%" fo:text-indent="0cm"/>
      <style:text-properties fo:color="#2a6099" fo:font-size="12pt" style:font-size-asian="12pt" style:font-size-complex="12pt"/>
    </style:style>
    <style:style style:name="P6" style:family="paragraph">
      <style:paragraph-properties fo:margin-top="0.14cm" fo:margin-bottom="0cm"/>
      <style:text-properties fo:color="#2a6099" fo:font-size="12pt" style:font-size-asian="12pt" style:font-size-complex="12pt"/>
    </style:style>
    <style:style style:name="P7" style:family="paragraph">
      <loext:graphic-properties draw:fill="none"/>
      <style:paragraph-properties fo:margin-top="0.2cm" fo:margin-bottom="0cm"/>
      <style:text-properties fo:color="#2a6099" fo:font-size="12pt" style:font-size-asian="12pt" style:font-size-complex="12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/>
      <style:paragraph-properties fo:margin-left="0cm" fo:margin-right="0cm" fo:margin-top="0.14cm" fo:margin-bottom="0cm" fo:line-height="100%" fo:text-indent="0cm"/>
      <style:text-properties fo:color="#2a6099" fo:font-size="12pt" style:font-size-asian="12pt" style:font-size-complex="12pt"/>
    </style:style>
    <style:style style:name="P10" style:family="paragraph">
      <loext:graphic-properties draw:fill-color="#ffffff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0pt" style:text-underline-style="none" style:font-size-asian="10pt" style:font-size-complex="10pt"/>
    </style:style>
    <style:style style:name="T3" style:family="text">
      <style:text-properties fo:color="#2a6099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color="#2a6099" fo:font-size="10pt" style:text-underline-style="none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2a6099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3.7cm" svg:height="8.4cm" svg:x="8.2cm" svg:y="5.5cm">
          <draw:image xlink:href="Pictures/100000000000026B0000018795E30EA3C786A39A.png" xlink:type="simple" xlink:show="embed" xlink:actuate="onLoad" loext:mime-type="image/png">
            <text:p/>
          </draw:image>
        </draw:frame>
        <draw:frame draw:style-name="gr2" draw:text-style-name="P4" draw:layer="layout" svg:width="3.8cm" svg:height="4.009cm" svg:x="2.1cm" svg:y="5.337cm">
          <draw:text-box>
            <text:p text:style-name="P2"><text:span text:style-name="T1">cat_pavement</text:span></text:p>
            <text:p text:style-name="P3"><text:span text:style-name="T2">Thickness</text:span></text:p>
            <text:p text:style-name="P3"><text:span text:style-name="T2"/></text:p>
            <text:p text:style-name="P2"><text:span text:style-name="T1">cat_soil</text:span></text:p>
            <text:p text:style-name="P2"><text:span text:style-name="T2">y_param</text:span></text:p>
            <text:p text:style-name="P3"><text:span text:style-name="T2">b</text:span></text:p>
            <text:p text:style-name="P3"><text:span text:style-name="T2">trenchlining</text:span></text:p>
          </draw:text-box>
        </draw:frame>
        <draw:frame draw:style-name="gr2" draw:text-style-name="P7" draw:layer="layout" svg:width="3.8cm" svg:height="1.259cm" svg:x="2.3cm" svg:y="2.4cm">
          <draw:text-box>
            <text:p text:style-name="P5"><text:span text:style-name="T3">cat_pavement</text:span></text:p>
            <text:p text:style-name="P6"><text:span text:style-name="T4">m2_cost</text:span></text:p>
          </draw:text-box>
        </draw:frame>
        <draw:connector draw:style-name="gr3" draw:text-style-name="P8" draw:layer="layout" svg:x1="4.444cm" svg:y1="6.323cm" svg:x2="18.693cm" svg:y2="6.882cm" svg:d="M4444 6323h7125v559h7124" svg:viewBox="0 0 14250 560">
          <text:p/>
        </draw:connector>
        <draw:connector draw:style-name="gr3" draw:text-style-name="P8" draw:layer="layout" svg:x1="4.544cm" svg:y1="7.898cm" svg:x2="11.514cm" svg:y2="7.904cm" svg:d="M4544 7898h3485v6h3485" svg:viewBox="0 0 6971 7">
          <text:p/>
        </draw:connector>
        <draw:connector draw:style-name="gr3" draw:text-style-name="P8" draw:layer="layout" svg:x1="4.546cm" svg:y1="8.441cm" svg:x2="12.796cm" svg:y2="13.035cm" svg:d="M4546 8441h4125v4594h4125" svg:viewBox="0 0 8251 4595">
          <text:p/>
        </draw:connector>
        <draw:frame draw:style-name="gr2" draw:text-style-name="P4" draw:layer="layout" svg:width="3.8cm" svg:height="3.929cm" svg:x="23.7cm" svg:y="5.4cm">
          <draw:text-box>
            <text:p text:style-name="P2"><text:span text:style-name="T1">cat_arc</text:span></text:p>
            <text:p text:style-name="P3"><text:span text:style-name="T5">z1</text:span></text:p>
            <text:p text:style-name="P3"><text:span text:style-name="T5">estimated_depth</text:span></text:p>
            <text:p text:style-name="P3"><text:span text:style-name="T5">z2</text:span></text:p>
            <text:p text:style-name="P2"><text:span text:style-name="T5">width</text:span></text:p>
            <text:p text:style-name="P2"><text:span text:style-name="T5">area</text:span></text:p>
            <text:p text:style-name="P2"><text:span text:style-name="T5">bulk</text:span></text:p>
          </draw:text-box>
        </draw:frame>
        <draw:connector draw:style-name="gr3" draw:text-style-name="P8" draw:layer="layout" draw:line-skew="-1.486cm" svg:x1="23.448cm" svg:y1="6.38cm" svg:x2="19.723cm" svg:y2="9.647cm" svg:d="M23448 6380h-3348v3267h-377" svg:viewBox="0 0 3726 3268">
          <text:p/>
        </draw:connector>
        <draw:connector draw:style-name="gr3" draw:text-style-name="P8" draw:layer="layout" draw:line-skew="1.328cm" svg:x1="22.209cm" svg:y1="6.9cm" svg:x2="20.764cm" svg:y2="9.543cm" draw:start-shape="id1" draw:start-glue-point="3" svg:d="M22209 6900v2900h-1445v-257" svg:viewBox="0 0 1446 2901">
          <text:p/>
        </draw:connector>
        <draw:connector draw:style-name="gr3" draw:text-style-name="P8" draw:layer="layout" draw:line-skew="3.755cm" svg:x1="23.031cm" svg:y1="8cm" svg:x2="15.76cm" svg:y2="13.171cm" draw:start-shape="id2" draw:start-glue-point="3" svg:d="M23031 8000h-131v5171h-7140" svg:viewBox="0 0 7272 5172">
          <text:p/>
        </draw:connector>
        <draw:connector draw:style-name="gr3" draw:text-style-name="P8" draw:layer="layout" draw:line-skew="2.332cm" svg:x1="22.625cm" svg:y1="7.4cm" svg:x2="19.781cm" svg:y2="12.234cm" draw:start-shape="id3" draw:start-glue-point="3" svg:d="M22625 7400v5000h-2844v-166" svg:viewBox="0 0 2845 5001">
          <text:p/>
        </draw:connector>
        <draw:line draw:style-name="gr4" draw:text-style-name="P8" xml:id="id3" draw:id="id3" draw:layer="layout" svg:x1="22.625cm" svg:y1="7.4cm" svg:x2="23.448cm" svg:y2="7.4cm">
          <text:p/>
        </draw:line>
        <draw:line draw:style-name="gr4" draw:text-style-name="P8" xml:id="id1" draw:id="id1" draw:layer="layout" svg:x1="22.209cm" svg:y1="6.9cm" svg:x2="23.449cm" svg:y2="6.9cm">
          <text:p/>
        </draw:line>
        <draw:line draw:style-name="gr4" draw:text-style-name="P8" xml:id="id2" draw:id="id2" draw:layer="layout" svg:x1="23.031cm" svg:y1="8cm" svg:x2="23.448cm" svg:y2="8cm">
          <text:p/>
        </draw:line>
        <draw:frame draw:style-name="gr5" draw:text-style-name="P9" draw:layer="layout" svg:width="8.4cm" svg:height="2.327cm" svg:x="11cm" svg:y="2.305cm">
          <draw:text-box>
            <text:p text:style-name="P5"><text:span text:style-name="T3">cat_soil <text:s text:c="40"/></text:span></text:p>
            <text:p text:style-name="P5"><text:span text:style-name="T4">m3exc_cost</text:span></text:p>
            <text:p text:style-name="P5"><text:span text:style-name="T4">m3exc_cost</text:span></text:p>
            <text:p text:style-name="P5"><text:span text:style-name="T4">m3fill_cost</text:span></text:p>
          </draw:text-box>
        </draw:frame>
        <draw:frame draw:style-name="gr2" draw:text-style-name="P7" draw:layer="layout" svg:width="3.8cm" svg:height="2.327cm" svg:x="22.4cm" svg:y="2.273cm">
          <draw:text-box>
            <text:p text:style-name="P5"><text:span text:style-name="T3">cat_arc</text:span></text:p>
            <text:p text:style-name="P6"><text:span text:style-name="T6">cost_unit</text:span></text:p>
            <text:p text:style-name="P6"><text:span text:style-name="T6">m2bottom_cost</text:span></text:p>
            <text:p text:style-name="P6"><text:span text:style-name="T6">m3protec_cost</text:span></text:p>
          </draw:text-box>
        </draw:frame>
        <draw:frame draw:style-name="gr2" draw:text-style-name="P7" draw:layer="layout" svg:width="3.8cm" svg:height="1.793cm" svg:x="14.9cm" svg:y="2.306cm">
          <draw:text-box>
            <text:p text:style-name="P5"><text:span text:style-name="T3"/></text:p>
            <text:p text:style-name="P5"><text:span text:style-name="T4">m3excess_cost</text:span></text:p>
            <text:p text:style-name="P5"><text:span text:style-name="T4">m2trenchl_cos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03T16:15:53.081000000</meta:creation-date>
    <dc:date>2021-11-04T07:18:40.924000000</dc:date>
    <meta:editing-duration>PT13M40S</meta:editing-duration>
    <meta:editing-cycles>4</meta:editing-cycles>
    <meta:generator>LibreOffice/6.3.4.2$Windows_X86_64 LibreOffice_project/60da17e045e08f1793c57c00ba83cdfce946d0aa</meta:generator>
    <meta:document-statistic meta:object-count="40"/>
  </office:meta>
</office:document-meta>
</file>